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style:font-name="Times New Roman" fo:font-size="12pt" officeooo:rsid="000076f7" officeooo:paragraph-rsid="000076f7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rsid="000076f7" officeooo:paragraph-rsid="000076f7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language="en" fo:country="US" style:font-size-asian="12pt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7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9" style:family="paragraph" style:parent-style-name="Standard">
      <style:text-properties fo:language="en" fo:country="US"/>
    </style:style>
    <style:style style:name="T1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2" style:family="text">
      <style:text-properties style:font-name="Times New Roman" fo:font-size="12pt" fo:language="en" fo:country="US" fo:font-style="italic" style:font-size-asian="12pt" style:font-style-asian="italic" style:font-name-complex="Times New Roman1" style:font-size-complex="12pt" style:font-style-complex="italic"/>
    </style:style>
    <style:style style:name="T3" style:family="text">
      <style:text-properties fo:language="en" fo:country="US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luno: Ernesto Gurgel Valente Neto</text:p>
      <text:p text:style-name="P4">Matrícula: 1010157</text:p>
      <text:p text:style-name="P4">Disciplina: Redes I<text:line-break/>Professor: Aragão.</text:p>
      <text:p text:style-name="P1"/>
      <text:p text:style-name="P6">A. Execute o nslookup para obter o endereço IP de um servidor Web na Asia.</text:p>
      <text:p text:style-name="P1">Resposta:</text:p>
      <text:p text:style-name="P1">Microsoft Windows [versão 6.1.7601]</text:p>
      <text:p text:style-name="P1">Copyright (c) 2009 Microsoft Corporation. Todos os direitos reservados.</text:p>
      <text:p text:style-name="P1"/>
      <text:p text:style-name="P5">C:\Users\1010157&gt;nslookup https://www.io.gov.mo/pt/about/legorg</text:p>
      <text:p text:style-name="P1">Servidor: <text:s/>srvdcffb02.ffb.local</text:p>
      <text:p text:style-name="P1">Address: <text:s/>172.17.21.2</text:p>
      <text:p text:style-name="P1"/>
      <text:p text:style-name="P1">*** srvdcffb02.ffb.local não encontrou https://www.io.gov.mo/pt/about/legorg: No</text:p>
      <text:p text:style-name="P1">n-existent domain</text:p>
      <text:p text:style-name="P1"/>
      <text:p text:style-name="P6">B. Execute o nslookup para determinar os servidores autoritativos de uma universidade na Europa.</text:p>
      <text:p text:style-name="P1">Resposta:</text:p>
      <text:p text:style-name="P1"><text:span text:style-name="T3">C:\Users\1010157&gt;nslookup www.pecta.com.br</text:span></text:p>
      <text:p text:style-name="P1">Servidor: <text:s/>srvdcffb02.ffb.local</text:p>
      <text:p text:style-name="P1">Address: <text:s/>172.17.21.2</text:p>
      <text:p text:style-name="P1"/>
      <text:p text:style-name="P1">Não é resposta de autorização:</text:p>
      <text:p text:style-name="P1">Nome: <text:s/>pecta.com.br</text:p>
      <text:p text:style-name="P1">Address: <text:s/>108.179.253.222</text:p>
      <text:p text:style-name="P1">Aliases: <text:s/>www.pecta.com.br</text:p>
      <text:p text:style-name="P1"/>
      <text:p text:style-name="P6">C. Execute o nslookup para que um dos servidores DNS obtidos na questão 2 consulte pelos servidores de correio do Yahoo!</text:p>
      <text:p text:style-name="P7">Resposta:</text:p>
      <text:p text:style-name="Standard"><text:span text:style-name="T2">nslookup -type=NS </text:span><text:span text:style-name="T1">pecta.com.br</text:span></text:p>
      <text:p text:style-name="P9">C:\Users\1010157&gt;nslookup -type=NS pecta.com.br</text:p>
      <text:p text:style-name="Standard">Servidor: <text:s/>srvdcffb02.ffb.local</text:p>
      <text:p text:style-name="Standard">Address: <text:s/>172.17.21.2</text:p>
      <text:p text:style-name="Standard">Não é resposta de autorização:</text:p>
      <text:p text:style-name="Standard">pecta.com.br <text:s text:c="3"/>nameserver = ns606.hostgator.com.br</text:p>
      <text:p text:style-name="Standard">pecta.com.br <text:s text:c="3"/>nameserver = ns607.hostgator.com.br</text:p>
      <text:p text:style-name="P9">ns606.hostgator.com.br <text:s/>internet address = 108.179.253.220</text:p>
      <text:p text:style-name="P9">ns607.hostgator.com.br <text:s/>internet address = 108.179.253.221</text:p>
      <text:p text:style-name="P1"/>
      <text:p text:style-name="P1"><text:span text:style-name="T4">D. Localize as mensagens de consulta e resposta DNS. Elas são enviadas através do UDP ou TCP?<text:line-break/></text:span>Resposta: TCP</text:p>
      <text:p text:style-name="P1"/>
      <text:p text:style-name="P6">E. Qual a porta de destino para a mensagem de consulta DNS? Qual é a porta de origem da mensagem de resposta DNS?</text:p>
      <text:p text:style-name="P1">Resposta: Porta de mensagem de consulta de destino 53 e 57435</text:p>
      <text:p text:style-name="P1"/>
      <text:p text:style-name="P6"><text:soft-page-break/>F. <text:s/>Para qual endereço IP a mensagem de consulta DNS é enviada? Use o ipconfig para</text:p>
      <text:p text:style-name="P6">determinar o endereço IP do seu servidor DNS local. Esses dois endereços IP são os</text:p>
      <text:p text:style-name="P6">mesmos?</text:p>
      <text:p text:style-name="P1">Resposta: Consulta enviada para 172.17.21.2 e servidor DNS local 172.17.21.1, servidor DNS 172.21.2, não são.</text:p>
      <text:p text:style-name="P1"/>
      <text:p text:style-name="P6">G. <text:s/>Examine a mensagem de consulta DNS. Qual o "Tipo" de consulta DNS é? A mensagem de consulta contém algumas "respostas (answers)"?</text:p>
      <text:p text:style-name="P1">Resposta: Tipo de Resposta A (1) – Positive Answers, resposta positiva.</text:p>
      <text:p text:style-name="P6"/>
      <text:p text:style-name="P6">H. <text:s/>Examine a mensagem de resposta DNS. Quantas "respostas (answers)" são fornecidas? O que cada resposta contém? </text:p>
      <text:p text:style-name="P1">Resposta: Total de 128 interações, 64 foram interações de requisições ao servidor DNS. E as outras 64 foram respostas do servidor DNS. Cada uma das 64 respostas do servidor tinham 2 “answers” positivos do tipo A (1) dentro. Elas contem nome, tipo, classe, tamanho do dado e endereço, CName, <text:line-break/></text:p>
      <text:p text:style-name="P6">I. Considere o pacote SYN TCP subsequente enviado pelo seu computador. O endereço IP do pacote SYN corresponde a algum endereço IP fornecido na mensagem de resposta</text:p>
      <text:p text:style-name="P6">DNS?</text:p>
      <text:p text:style-name="P1"><text:bookmark text:name="_GoBack"/>Resposta. No caso a fonte de origem corresponde porem a destinação não corresponde.</text:p>
      <text:p text:style-name="P6"/>
      <text:p text:style-name="P6">J. Esta página web contém imagens. Antes de obter cada imagem, o seu computador faz</text:p>
      <text:p text:style-name="P8">novas consultas DNS?</text:p>
      <text:p text:style-name="P7">Resposta: Sim no caso o site pecta.com.br tem imagens e mais de uma chamada são realizad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19-09-23T03:07:13.124000000</dc:date>
    <meta:editing-duration>PT1M57S</meta:editing-duration>
    <meta:editing-cycles>1</meta:editing-cycles>
    <meta:document-statistic meta:table-count="0" meta:image-count="0" meta:object-count="0" meta:page-count="2" meta:paragraph-count="49" meta:word-count="415" meta:character-count="2913" meta:non-whitespace-character-count="2523"/>
  </office:meta>
</office:document-meta>
</file>